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/>
    <style:style style:name="P4" style:family="paragraph" style:parent-style-name="Text_20_body" style:list-style-name="L2"/>
    <style:style style:name="P5" style:family="paragraph" style:parent-style-name="Text_20_body" style:list-style-name="L2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3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5"/>
    <style:style style:name="P14" style:family="paragraph" style:parent-style-name="Text_20_body" style:list-style-name="L5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8"/>
    <style:style style:name="P21" style:family="paragraph" style:parent-style-name="Text_20_body" style:list-style-name="L8"/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3"/>
    <style:style style:name="P27" style:family="paragraph" style:parent-style-name="Text_20_body" style:list-style-name="L15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-0.211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89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89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89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89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89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89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89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89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89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ixture Likelihood Code Changes:</text:h>
      <text:p text:style-name="Text_20_body">Created ModelEdgeParameters.java</text:p>
      <text:list text:style-name="L1">
        <text:list-item>
          <text:p text:style-name="P1">Empty base class</text:p>
        </text:list-item>
      </text:list>
      <text:p text:style-name="Text_20_body">Created MixtureModelEdgeParameters.java</text:p>
      <text:list text:style-name="L2">
        <text:list-item>
          <text:p text:style-name="P2">Holds weights, rate matrix</text:p>
        </text:list-item>
        <text:list-item>
          <text:p text:style-name="P2">Constructor takes MixtureSub.Mod., array of indicies of the submodels in this edge</text:p>
        </text:list-item>
        <text:list-item>
          <text:p text:style-name="P2">Can set the weights on this edge with array of doubles</text:p>
        </text:list-item>
        <text:list-item>
          <text:p text:style-name="P2">has getTransitionProbabilities[Transpose] methods.</text:p>
        </text:list-item>
        <text:list-item>
          <text:p text:style-name="P2">Uses MixtureSubstitutionModel.getSubmodelRateMatrix()</text:p>
        </text:list-item>
      </text:list>
      <text:p text:style-name="Text_20_body">Created MixtureSubstitutionModel.java</text:p>
      <text:list text:style-name="L3">
        <text:list-item>
          <text:p text:style-name="P7">Requires RatematrixSubstititionModels, uses getRateMatrix method</text:p>
        </text:list-item>
        <text:list-item>
          <text:p text:style-name="P7">Implements getTransitionProbabilities[Transpose] methods with a MixtureModelEdgeParameters supplied.</text:p>
        </text:list-item>
        <text:list-item>
          <text:p text:style-name="P7">Some of the standard SubstitutionModel methods are not implemented and throw runtime error.</text:p>
        </text:list-item>
      </text:list>
      <text:p text:style-name="Text_20_body">Created interface RateMatrixSubstitutionModel.java</text:p>
      <text:list text:style-name="L4">
        <text:list-item>
          <text:p text:style-name="P10">extends SubstitutionModel</text:p>
        </text:list-item>
        <text:list-item>
          <text:p text:style-name="P10">adds getRateMatrix method</text:p>
        </text:list-item>
      </text:list>
      <text:p text:style-name="Text_20_body">Alter SingleClassSubstitutionModel.java:</text:p>
      <text:list text:style-name="L5">
        <text:list-item>
          <text:p text:style-name="P12">implements RateMatrixSubstitutionModel with getRateMatrix method</text:p>
        </text:list-item>
        <text:list-item>
          <text:p text:style-name="P12">Uses new RateMatrixHandler.getRateMatrix method.</text:p>
        </text:list-item>
      </text:list>
      <text:p text:style-name="Text_20_body">Alter GeneralRateDistributionSubstitutionModel.java:</text:p>
      <text:list text:style-name="L5">
        <text:list-item text:start-value="1">
          <text:p text:style-name="P12">implements RateMatrixSubstitutionModel with getRateMatrix method</text:p>
        </text:list-item>
        <text:list-item>
          <text:p text:style-name="P12">Uses new RateMatrixHandler.getRateMatrix method.</text:p>
        </text:list-item>
      </text:list>
      <text:p text:style-name="Text_20_body">Alter RateMatrixHandler</text:p>
      <text:list text:style-name="L6">
        <text:list-item>
          <text:p text:style-name="P16">Add getRateMatrix method</text:p>
        </text:list-item>
        <text:list-item>
          <text:p text:style-name="P16">used by SingleClassSubstitutionModel, <text:s/>GeneralRateDistributionSubstitutionModel.</text:p>
        </text:list-item>
      </text:list>
      <text:p text:style-name="Text_20_body">Alter UnrootedMLSearcher$Connection</text:p>
      <text:list text:style-name="L7">
        <text:list-item>
          <text:list>
            <text:list-item>
              <text:p text:style-name="P18">add edgeParams_ data member</text:p>
            </text:list-item>
          </text:list>
        </text:list-item>
      </text:list>
      <text:p text:style-name="Text_20_body"/>
      <text:p text:style-name="Text_20_body">Alter SubstitutionModel</text:p>
      <text:list text:style-name="L8">
        <text:list-item>
          <text:p text:style-name="P19">Add new versions of getTransitionProbabilitites[Transpose] to accept MEPs.</text:p>
        </text:list-item>
        <text:list-item>
          <text:p text:style-name="P19">Add implementations to SubstitutionModel$SimpleSubstitutionModel and SubstitutionModel$RateDistributionSubstitutionModel</text:p>
        </text:list-item>
      </text:list>
      <text:p text:style-name="Text_20_body">Alter SingleClassSubstitutionModel, GeneralRateDistributionSubstitutionModel, <text:soft-page-break/>SingleSplitMolecularClockLikelihoodModel$CombineModel</text:p>
      <text:list text:style-name="L8">
        <text:list-item>
          <text:p text:style-name="P19">Add new versions of getTransitionProbabilitites[Transpose] to accept (but ignore) MEPs.</text:p>
        </text:list-item>
      </text:list>
      <text:p text:style-name="Standard">Alter YangCodonModel.java</text:p>
      <text:list text:style-name="L10">
        <text:list-item>
          <text:p text:style-name="P22">Add new versions of getTransitionProbabilitites[Transpose] to accept (but ignore) MEPs to subclasses SimplePositiveSelection and SimpleNeutralSelection</text:p>
        </text:list-item>
      </text:list>
      <text:p text:style-name="Text_20_body">Alter FastFourStateLHCalculator, SimpleLHCalculator, SimpleModelFastFourStateLHCalcualtor</text:p>
      <text:list text:style-name="L11">
        <text:list-item>
          <text:p text:style-name="P23">add new calculateExtended to the $InternalImpl and $ExternalImpl subclasses.</text:p>
        </text:list-item>
      </text:list>
      <text:p text:style-name="Text_20_body"/>
      <text:p text:style-name="Text_20_body">UnrootedMLSearcher$Leafnode.getExtendedConditionalProbabilitites</text:p>
      <text:list text:style-name="L12">
        <text:list-item>
          <text:p text:style-name="P24">(two variants) added edgeparams to leafCalculator_get...prob call.</text:p>
        </text:list-item>
      </text:list>
      <text:p text:style-name="Text_20_body">LHCalculator.Leaf:</text:p>
      <text:list text:style-name="L13">
        <text:list-item>
          <text:p text:style-name="P25">Change getExtendedConditionalProbabilities in interface to take MEP argument</text:p>
        </text:list-item>
      </text:list>
      <text:p text:style-name="Text_20_body">SimpleLeafCalculator:</text:p>
      <text:list text:style-name="L13">
        <text:list-item>
          <text:p text:style-name="P25">Change getExtendedConditionalProbabilities method to take MEP argument and pass it to model</text:p>
        </text:list-item>
      </text:list>
      <text:p text:style-name="Text_20_body">SingleSplitMolecularClockLikelihoodModel</text:p>
      <text:list text:style-name="L15">
        <text:list-item>
          <text:p text:style-name="P27">subclass LeafImpl: add 'null' to getE.C.P. call.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ichael Woodhams</meta:initial-creator>
    <meta:creation-date>2009-02-04T10:59:37</meta:creation-date>
    <dc:creator>Michael Woodhams</dc:creator>
    <dc:date>2009-02-17T15:43:58</dc:date>
    <meta:editing-cycles>6</meta:editing-cycles>
    <meta:editing-duration>P9DT10H47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4" meta:word-count="225" meta:character-count="2481"/>
  </office:meta>
</office:document-meta>
</file>